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152.79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1.39pt"/>
    </style:style>
    <style:style style:name="co5" style:family="table-column">
      <style:table-column-properties fo:break-before="auto" style:column-width="45.84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Est Cost</text:p>
          </table:table-cell>
          <table:table-cell table:style-name="ce1" office:value-type="string" calcext:value-type="string">
            <text:p>Total</text:p>
          </table:table-cell>
          <table:table-cell table:style-name="ce6" table:formula="of:=SUM([.E2:.E9])" office:value-type="currency" office:currency="EUR" office:value="73.2" calcext:value-type="currency">
            <text:p>€73.20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Fixings</text:p>
          </table:table-cell>
          <table:table-cell table:style-name="ce2" office:value-type="string" calcext:value-type="string">
            <text:p>M5 Nut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currency" office:currency="EUR" office:value="0.2" calcext:value-type="currency">
            <text:p>€0.20</text:p>
          </table:table-cell>
          <table:table-cell table:style-name="ce5" office:value-type="currency" office:currency="EUR" office:value="3.2" calcext:value-type="currency">
            <text:p>€3.2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Fixings</text:p>
          </table:table-cell>
          <table:table-cell table:style-name="ce2" office:value-type="string" calcext:value-type="string">
            <text:p>Washer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currency" office:currency="EUR" office:value="0.2" calcext:value-type="currency">
            <text:p>€0.20</text:p>
          </table:table-cell>
          <table:table-cell table:style-name="ce5" office:value-type="currency" office:currency="EUR" office:value="1.4" calcext:value-type="currency">
            <text:p>€1.4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Fixings</text:p>
          </table:table-cell>
          <table:table-cell table:style-name="ce2" office:value-type="string" calcext:value-type="string">
            <text:p>M5 x 30 Button head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currency" office:currency="EUR" office:value="0.25" calcext:value-type="currency">
            <text:p>€0.25</text:p>
          </table:table-cell>
          <table:table-cell table:style-name="ce5" office:value-type="currency" office:currency="EUR" office:value="4" calcext:value-type="currency">
            <text:p>€4.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2040 V Slot Extrusion 400m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currency" office:currency="EUR" office:value="22" calcext:value-type="currency">
            <text:p>€22.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6mm 2GT Belt approx 410mm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currency" office:currency="EUR" office:value="10" calcext:value-type="currency">
            <text:p>€10.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table:style-name="ce2" office:value-type="string" calcext:value-type="string">
            <text:p>608RS Bearings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currency" office:currency="EUR" office:value="0.2" calcext:value-type="currency">
            <text:p>€0.20</text:p>
          </table:table-cell>
          <table:table-cell table:style-name="ce5" office:value-type="currency" office:currency="EUR" office:value="1.6" calcext:value-type="currency">
            <text:p>€1.6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Soldering Iro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currency" office:currency="EUR" office:value="12" calcext:value-type="currency">
            <text:p>€12.0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Heat Insert Ti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currency" office:currency="EUR" office:value="19" calcext:value-type="currency">
            <text:p>€19.00</text:p>
          </table:table-cell>
          <table:table-cell table:style-name="ce2"/>
          <table:table-cell table:number-columns-repeated="1018"/>
        </table:table-row>
        <table:table-row table:style-name="ro1" table:number-rows-repeated="7">
          <table:table-cell table:style-name="ce2" table:number-columns-repeated="2"/>
          <table:table-cell table:style-name="ce4" table:number-columns-repeated="3"/>
          <table:table-cell table:style-name="ce2"/>
          <table:table-cell table:number-columns-repeated="1018"/>
        </table:table-row>
        <table:table-row table:style-name="ro1" table:number-rows-repeated="15">
          <table:table-cell table:number-columns-repeated="5"/>
          <table:table-cell table:style-name="ce2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<text:s/>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€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" meta:object-count="0"/>
    <meta:generator>LibreOfficeDev/6.0.5.2$Linux_X86_64 LibreOffice_project/</meta:generator>
  </office:meta>
</office:document-meta>
</file>